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729fcf" draw:auto-grow-height="true" draw:auto-grow-width="false" fo:max-height="0cm" fo:min-height="1.42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solid" draw:fill-color="#729fcf" draw:auto-grow-height="true" draw:auto-grow-width="false" fo:max-height="0cm" fo:min-height="0.91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  <style:paragraph-properties style:writing-mode="lr-tb"/>
    </style:style>
    <style:style style:name="gr6" style:family="graphic" style:parent-style-name="objectwithoutfill">
      <style:graphic-properties svg:stroke-color="#00a933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solid" draw:fill-color="#bbe33d" draw:auto-grow-height="true" draw:auto-grow-width="false" fo:max-height="0cm" fo:min-height="1.02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ffa6a6" draw:auto-grow-height="true" draw:auto-grow-width="false" fo:max-height="0cm" fo:min-height="1.02cm"/>
      <style:paragraph-properties style:writing-mode="lr-tb"/>
    </style:style>
    <style:style style:name="gr9" style:family="graphic" style:parent-style-name="objectwithoutfill">
      <style:graphic-properties draw:stroke="dash" draw:stroke-dash="Ultrafine_20_Dashed" svg:stroke-color="#00a933" draw:marker-end="Arrow" draw:marker-end-width="0.3cm" draw:fill="none" draw:textarea-vertical-align="middle"/>
    </style:style>
    <style:style style:name="gr10" style:family="graphic">
      <style:graphic-properties style:protect="size"/>
    </style:style>
    <style:style style:name="pr1" style:family="presentation" style:parent-style-name="Default-title">
      <style:graphic-properties draw:auto-grow-height="true" fo:min-height="1.258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729fc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bbe33d"/>
    </style:style>
    <style:style style:name="P5" style:family="paragraph">
      <loext:graphic-properties draw:fill="solid" draw:fill-color="#ffa6a6"/>
    </style:style>
    <style:style style:name="P6" style:family="paragraph">
      <loext:graphic-properties draw:fill-color="#ffffff"/>
    </style:style>
    <style:style style:name="T1" style:family="text">
      <style:text-properties fo:font-size="32pt" style:font-size-asian="24pt" style:font-size-complex="2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3pt" style:font-size-asian="18pt" style:font-size-complex="18pt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.267cm" svg:x="1.4cm" svg:y="0.475cm" presentation:class="title" presentation:user-transformed="true">
          <draw:text-box>
            <text:p><text:span text:style-name="T1">Matching </text:span><text:span text:style-name="T1">workflow</text:span></text:p>
          </draw:text-box>
        </draw:frame>
        <draw:frame draw:style-name="gr1" draw:text-style-name="P1" draw:layer="layout" svg:width="4.826cm" svg:height="1.673cm" svg:x="1.524cm" svg:y="3.048cm">
          <draw:text-box>
            <text:p><text:span text:style-name="T2">Match all </text:span><text:span text:style-name="T2">fields without </text:span><text:span text:style-name="T2">author</text:span></text:p>
          </draw:text-box>
        </draw:frame>
        <draw:frame draw:style-name="gr2" draw:text-style-name="P2" draw:layer="layout" svg:width="4.318cm" svg:height="0.962cm" svg:x="1.016cm" svg:y="7.112cm">
          <draw:text-box>
            <text:p>One match</text:p>
          </draw:text-box>
        </draw:frame>
        <draw:frame draw:style-name="gr2" draw:text-style-name="P2" draw:layer="layout" svg:width="4.064cm" svg:height="0.962cm" svg:x="6.35cm" svg:y="7.112cm">
          <draw:text-box>
            <text:p>&gt;1 matches</text:p>
          </draw:text-box>
        </draw:frame>
        <draw:line draw:style-name="gr3" draw:text-style-name="P3" draw:layer="layout" svg:x1="3.048cm" svg:y1="8.382cm" svg:x2="3.048cm" svg:y2="10.668cm">
          <text:p/>
        </draw:line>
        <draw:line draw:style-name="gr3" draw:text-style-name="P3" draw:layer="layout" svg:x1="3.556cm" svg:y1="5.08cm" svg:x2="3.302cm" svg:y2="7.112cm">
          <text:p/>
        </draw:line>
        <draw:line draw:style-name="gr3" draw:text-style-name="P3" draw:layer="layout" svg:x1="4.064cm" svg:y1="5.08cm" svg:x2="8.382cm" svg:y2="7.112cm">
          <text:p/>
        </draw:line>
        <draw:line draw:style-name="gr3" draw:text-style-name="P3" draw:layer="layout" svg:x1="7.19cm" svg:y1="4.064cm" svg:x2="9.476cm" svg:y2="4.064cm">
          <text:p/>
        </draw:line>
        <draw:frame draw:style-name="gr4" draw:text-style-name="P1" draw:layer="layout" svg:width="4.572cm" svg:height="1.165cm" svg:x="6.304cm" svg:y="10.565cm">
          <draw:text-box>
            <text:p><text:span text:style-name="T2">Match authors</text:span></text:p>
          </draw:text-box>
        </draw:frame>
        <draw:line draw:style-name="gr3" draw:text-style-name="P3" draw:layer="layout" svg:x1="8.636cm" svg:y1="8.382cm" svg:x2="8.636cm" svg:y2="10.16cm">
          <text:p/>
        </draw:line>
        <draw:frame draw:style-name="gr2" draw:text-style-name="P2" draw:layer="layout" svg:width="4.318cm" svg:height="0.962cm" svg:x="3.556cm" svg:y="13.462cm">
          <draw:text-box>
            <text:p>One match</text:p>
          </draw:text-box>
        </draw:frame>
        <draw:frame draw:style-name="gr5" draw:text-style-name="P2" draw:layer="layout" svg:width="5.08cm" svg:height="4.826cm" svg:x="7.366cm" svg:y="13.716cm">
          <draw:text-box>
            <text:p>!=1 match</text:p>
            <text:p>Possible cases: </text:p>
            <text:p><text:span text:style-name="T3">1) more than one matching authors pair</text:span></text:p>
            <text:p><text:span text:style-name="T3">2) No authors available to compare</text:span></text:p>
            <text:p><text:span text:style-name="T3">3) No matching authors</text:span></text:p>
          </draw:text-box>
        </draw:frame>
        <draw:line draw:style-name="gr6" draw:text-style-name="P3" draw:layer="layout" svg:x1="8.382cm" svg:y1="12.192cm" svg:x2="5.842cm" svg:y2="13.208cm">
          <text:p/>
        </draw:line>
        <draw:line draw:style-name="gr3" draw:text-style-name="P3" draw:layer="layout" svg:x1="8.636cm" svg:y1="12.192cm" svg:x2="8.636cm" svg:y2="13.462cm">
          <text:p/>
        </draw:line>
        <draw:frame draw:style-name="gr2" draw:text-style-name="P2" draw:layer="layout" svg:width="4.064cm" svg:height="0.962cm" svg:x="9.75cm" svg:y="3.612cm">
          <draw:text-box>
            <text:p>no match</text:p>
          </draw:text-box>
        </draw:frame>
        <draw:frame draw:style-name="gr7" draw:text-style-name="P4" draw:layer="layout" svg:width="3.62cm" svg:height="1.505cm" svg:x="1.27cm" svg:y="10.922cm">
          <draw:text-box>
            <text:p><text:span text:style-name="T2">Store in DF</text:span></text:p>
            <text:p><text:span text:style-name="T4">done</text:span></text:p>
          </draw:text-box>
        </draw:frame>
        <draw:line draw:style-name="gr6" draw:text-style-name="P3" draw:layer="layout" svg:x1="3.81cm" svg:y1="13.462cm" svg:x2="3.302cm" svg:y2="12.446cm">
          <text:p/>
        </draw:line>
        <draw:frame draw:style-name="gr8" draw:text-style-name="P5" draw:layer="layout" svg:width="3.62cm" svg:height="3.386cm" svg:x="1.524cm" svg:y="17.188cm">
          <draw:text-box>
            <text:p><text:span text:style-name="T2">Store, </text:span><text:span text:style-name="T2">cannot </text:span><text:span text:style-name="T2">be </text:span><text:span text:style-name="T2">resolv</text:span><text:span text:style-name="T2">ed:</text:span></text:p>
            <text:p><text:span text:style-name="T4">unreso</text:span><text:span text:style-name="T4">lved_</text:span><text:span text:style-name="T4">mm</text:span></text:p>
          </draw:text-box>
        </draw:frame>
        <draw:line draw:style-name="gr3" draw:text-style-name="P3" draw:layer="layout" svg:x1="7.12cm" svg:y1="17.89cm" svg:x2="5.088cm" svg:y2="18.55cm">
          <text:p/>
        </draw:line>
        <draw:frame draw:style-name="gr1" draw:text-style-name="P1" draw:layer="layout" svg:width="3.948cm" svg:height="2.132cm" svg:x="13.324cm" svg:y="3.049cm">
          <draw:text-box>
            <text:p><text:span text:style-name="T2">Match authors, but not family</text:span></text:p>
          </draw:text-box>
        </draw:frame>
        <draw:frame draw:style-name="gr2" draw:text-style-name="P2" draw:layer="layout" svg:width="4.318cm" svg:height="0.962cm" svg:x="13.116cm" svg:y="7.112cm">
          <draw:text-box>
            <text:p>One match</text:p>
          </draw:text-box>
        </draw:frame>
        <draw:line draw:style-name="gr3" draw:text-style-name="P3" draw:layer="layout" svg:x1="15.24cm" svg:y1="5.588cm" svg:x2="14.986cm" svg:y2="7.112cm">
          <text:p/>
        </draw:line>
        <draw:line draw:style-name="gr9" draw:text-style-name="P3" draw:layer="layout" svg:x1="14.732cm" svg:y1="8.074cm" svg:x2="3.81cm" svg:y2="10.668cm">
          <text:p/>
        </draw:line>
        <draw:frame draw:style-name="gr2" draw:text-style-name="P2" xml:id="id1" draw:id="id1" draw:layer="layout" svg:width="4.064cm" svg:height="0.962cm" svg:x="17.25cm" svg:y="7.112cm">
          <draw:text-box>
            <text:p>&gt;1 matches</text:p>
          </draw:text-box>
        </draw:frame>
        <draw:line draw:style-name="gr3" draw:text-style-name="P3" draw:layer="layout" svg:x1="16.002cm" svg:y1="5.588cm" svg:x2="19.304cm" svg:y2="7.112cm">
          <text:p/>
        </draw:line>
        <draw:connector draw:style-name="gr3" draw:text-style-name="P3" draw:layer="layout" svg:x1="19.282cm" svg:y1="8.074cm" svg:x2="13.349cm" svg:y2="14.552cm" draw:start-shape="id1" draw:start-glue-point="2" svg:d="M19282 8074v3489h-5933v2989" svg:viewBox="0 0 5934 6479">
          <text:p/>
        </draw:connector>
        <draw:frame draw:style-name="gr8" draw:text-style-name="P5" draw:layer="layout" svg:width="3.62cm" svg:height="2.759cm" svg:x="12.724cm" svg:y="14.888cm">
          <draw:text-box>
            <text:p><text:span text:style-name="T2">Store, cannot be resolved:</text:span></text:p>
            <text:p><text:span text:style-name="T4">res2_mm</text:span></text:p>
          </draw:text-box>
        </draw:frame>
        <draw:frame draw:style-name="gr1" draw:text-style-name="P1" draw:layer="layout" svg:width="3.948cm" svg:height="3.386cm" svg:x="21.452cm" svg:y="2.54cm">
          <draw:text-box>
            <text:p><text:span text:style-name="T2">Match on species level if infra_name == species name</text:span></text:p>
          </draw:text-box>
        </draw:frame>
        <draw:frame draw:style-name="gr2" draw:text-style-name="P2" draw:layer="layout" svg:width="4.064cm" svg:height="0.962cm" svg:x="18.45cm" svg:y="3.612cm">
          <draw:text-box>
            <text:p>and</text:p>
          </draw:text-box>
        </draw:frame>
        <draw:frame draw:style-name="gr2" draw:text-style-name="P2" draw:layer="layout" svg:width="4.318cm" svg:height="0.962cm" svg:x="21.116cm" svg:y="7.112cm">
          <draw:text-box>
            <text:p>One match</text:p>
          </draw:text-box>
        </draw:frame>
        <draw:line draw:style-name="gr3" draw:text-style-name="P3" draw:layer="layout" svg:x1="23.24cm" svg:y1="5.588cm" svg:x2="22.986cm" svg:y2="7.112cm">
          <text:p/>
        </draw:line>
        <draw:frame draw:style-name="gr2" draw:text-style-name="P2" draw:layer="layout" svg:width="4.064cm" svg:height="0.962cm" svg:x="23.368cm" svg:y="8.436cm">
          <draw:text-box>
            <text:p>&gt;1 matches</text:p>
          </draw:text-box>
        </draw:frame>
        <draw:line draw:style-name="gr3" draw:text-style-name="P3" draw:layer="layout" svg:x1="24.002cm" svg:y1="5.588cm" svg:x2="25.4cm" svg:y2="8.436cm">
          <text:p/>
        </draw:line>
        <draw:line draw:style-name="gr9" draw:text-style-name="P3" draw:layer="layout" svg:x1="22.86cm" svg:y1="8.074cm" svg:x2="3.811cm" svg:y2="10.689cm">
          <text:p/>
        </draw:line>
        <draw:line draw:style-name="gr3" draw:text-style-name="P3" draw:layer="layout" svg:x1="25.146cm" svg:y1="9.398cm" svg:x2="25.146cm" svg:y2="10.922cm">
          <text:p/>
        </draw:line>
        <draw:frame draw:style-name="gr8" draw:text-style-name="P5" draw:layer="layout" svg:width="3.62cm" svg:height="2.759cm" svg:x="23.624cm" svg:y="11.289cm">
          <draw:text-box>
            <text:p><text:span text:style-name="T2">Store, cannot be resolved:</text:span></text:p>
            <text:p><text:span text:style-name="T4">res3_mm</text:span></text:p>
          </draw:text-box>
        </draw:frame>
        <draw:frame draw:style-name="gr4" draw:text-style-name="P1" xml:id="id2" draw:id="id2" draw:layer="layout" svg:width="4.572cm" svg:height="4.013cm" svg:x="18.034cm" svg:y="12.497cm">
          <draw:text-box>
            <text:p><text:span text:style-name="T2">Extract taxon IDs from multimatches and add as unsolved to </text:span><text:span text:style-name="T4">bien_output</text:span></text:p>
          </draw:text-box>
        </draw:frame>
        <draw:frame draw:style-name="gr7" draw:text-style-name="P4" xml:id="id3" draw:id="id3" draw:layer="layout" svg:width="3.62cm" svg:height="2.759cm" svg:x="22.034cm" svg:y="17.78cm">
          <draw:text-box>
            <text:p><text:span text:style-name="T4">bien_output</text:span></text:p>
            <text:p><text:span text:style-name="T5">Merge</text:span><text:span text:style-name="T4"> bien_input </text:span><text:span text:style-name="T5">with</text:span><text:span text:style-name="T4"> done</text:span></text:p>
          </draw:text-box>
        </draw:frame>
        <draw:line draw:style-name="gr3" draw:text-style-name="P3" draw:layer="layout" svg:x1="5.588cm" svg:y1="19.812cm" svg:x2="18.542cm" svg:y2="17.018cm">
          <text:p/>
        </draw:line>
        <draw:line draw:style-name="gr3" draw:text-style-name="P3" draw:layer="layout" svg:x1="16.344cm" svg:y1="16.256cm" svg:x2="18.034cm" svg:y2="15.494cm">
          <text:p/>
        </draw:line>
        <draw:line draw:style-name="gr3" draw:text-style-name="P3" draw:layer="layout" svg:x1="25.4cm" svg:y1="14.478cm" svg:x2="22.86cm" svg:y2="14.732cm">
          <text:p/>
        </draw:line>
        <draw:connector draw:style-name="gr3" draw:text-style-name="P3" draw:layer="layout" svg:x1="20.32cm" svg:y1="16.51cm" svg:x2="22.034cm" svg:y2="19.159cm" draw:start-shape="id2" draw:start-glue-point="2" draw:end-shape="id3" draw:end-glue-point="3" svg:d="M20320 16510v2649h1714" svg:viewBox="0 0 1715 2650">
          <text:p/>
        </draw:connector>
        <presentation:notes draw:style-name="dp1">
          <draw:page-thumbnail draw:style-name="gr10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16T10:07:36.709274034</meta:creation-date>
    <dc:date>2020-02-14T19:23:38.021807582</dc:date>
    <meta:editing-duration>PT2H53M52S</meta:editing-duration>
    <meta:editing-cycles>16</meta:editing-cycles>
    <meta:generator>LibreOffice/6.3.4.2$Linux_X86_64 LibreOffice_project/30$Build-2</meta:generator>
    <meta:document-statistic meta:object-count="65"/>
  </office:meta>
</office:document-meta>
</file>